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5"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5"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6"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2"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10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10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10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3"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24"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25"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2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27"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8"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9"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2"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3"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4"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5"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6"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7"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38"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39"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0"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2"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3"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4"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5"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46"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47"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48"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49"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50"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51"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0a5de1"/>
    </style:style>
    <style:style style:name="T10" style:family="text">
      <style:text-properties officeooo:rsid="000c378f"/>
    </style:style>
    <style:style style:name="T11" style:family="text">
      <style:text-properties officeooo:rsid="000d7d7b"/>
    </style:style>
    <style:style style:name="T12" style:family="text">
      <style:text-properties officeooo:rsid="00644343"/>
    </style:style>
    <style:style style:name="T13" style:family="text">
      <style:text-properties officeooo:rsid="0015d1df"/>
    </style:style>
    <style:style style:name="T14" style:family="text">
      <style:text-properties officeooo:rsid="00144eb9"/>
    </style:style>
    <style:style style:name="T15" style:family="text">
      <style:text-properties fo:color="#ff0000" loext:opacity="100%" fo:font-size="10pt" fo:language="gl" fo:country="ES" style:font-size-asian="10pt" style:font-size-complex="10pt"/>
    </style:style>
    <style:style style:name="T16"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7" style:family="text">
      <style:text-properties fo:color="#000000" loext:opacity="100%" fo:font-size="10pt" fo:language="gl" fo:country="ES" officeooo:rsid="00169acd" style:font-size-asian="10pt" style:font-size-complex="10pt"/>
    </style:style>
    <style:style style:name="T18" style:family="text">
      <style:text-properties fo:color="#000000" loext:opacity="100%" fo:font-size="10pt" fo:language="gl" fo:country="ES" officeooo:rsid="00638fb7" style:font-size-asian="10pt" style:font-size-complex="10pt"/>
    </style:style>
    <style:style style:name="T19" style:family="text">
      <style:text-properties fo:color="#000000" loext:opacity="100%" fo:font-size="10pt" fo:language="gl" fo:country="ES" officeooo:rsid="00644343" style:font-size-asian="10pt" style:font-size-complex="10pt"/>
    </style:style>
    <style:style style:name="T20" style:family="text">
      <style:text-properties fo:color="#000000" loext:opacity="100%" fo:font-size="10pt" fo:language="gl" fo:country="ES" officeooo:rsid="001d01ac" style:font-size-asian="10pt" style:font-size-complex="10pt"/>
    </style:style>
    <style:style style:name="T21" style:family="text">
      <style:text-properties officeooo:rsid="004debfe"/>
    </style:style>
    <style:style style:name="T22" style:family="text">
      <style:text-properties officeooo:rsid="006c8943"/>
    </style:style>
    <style:style style:name="T23"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24"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5" style:family="text">
      <style:text-properties officeooo:rsid="004ef6b6"/>
    </style:style>
    <style:style style:name="T26" style:family="text">
      <style:text-properties officeooo:rsid="00227daf"/>
    </style:style>
    <style:style style:name="T27" style:family="text">
      <style:text-properties style:text-underline-style="solid" style:text-underline-width="auto" style:text-underline-color="font-color" fo:font-weight="bold" officeooo:rsid="00260f89" style:font-weight-asian="bold" style:font-weight-complex="bold"/>
    </style:style>
    <style:style style:name="T28" style:family="text">
      <style:text-properties officeooo:rsid="0022b0bc"/>
    </style:style>
    <style:style style:name="T29" style:family="text">
      <style:text-properties style:text-underline-style="none" officeooo:rsid="0022b0bc"/>
    </style:style>
    <style:style style:name="T30" style:family="text">
      <style:text-properties style:text-underline-style="solid" style:text-underline-width="auto" style:text-underline-color="font-color" officeooo:rsid="0022b0bc"/>
    </style:style>
    <style:style style:name="T31" style:family="text">
      <style:text-properties officeooo:rsid="0022c31c"/>
    </style:style>
    <style:style style:name="T32" style:family="text">
      <style:text-properties style:text-underline-style="solid" style:text-underline-width="auto" style:text-underline-color="font-color" officeooo:rsid="0022c31c"/>
    </style:style>
    <style:style style:name="T33" style:family="text">
      <style:text-properties officeooo:rsid="006fdc23"/>
    </style:style>
    <style:style style:name="T34" style:family="text">
      <style:text-properties officeooo:rsid="007083df"/>
    </style:style>
    <style:style style:name="T35" style:family="text">
      <style:text-properties officeooo:rsid="006d7f6b"/>
    </style:style>
    <style:style style:name="T36" style:family="text">
      <style:text-properties officeooo:rsid="007520a0"/>
    </style:style>
    <style:style style:name="T37" style:family="text">
      <style:text-properties officeooo:rsid="00427218"/>
    </style:style>
    <style:style style:name="T38" style:family="text">
      <style:text-properties style:text-underline-style="none" officeooo:rsid="00767bfc"/>
    </style:style>
    <style:style style:name="T39" style:family="text">
      <style:text-properties style:text-underline-style="solid" style:text-underline-width="auto" style:text-underline-color="font-color" officeooo:rsid="00501534"/>
    </style:style>
    <style:style style:name="T40" style:family="text">
      <style:text-properties officeooo:rsid="0052ee60"/>
    </style:style>
    <style:style style:name="T41" style:family="text">
      <style:text-properties officeooo:rsid="00767bfc"/>
    </style:style>
    <style:style style:name="T42" style:family="text">
      <style:text-properties officeooo:rsid="00536e99"/>
    </style:style>
    <style:style style:name="T43" style:family="text">
      <style:text-properties officeooo:rsid="005681ef"/>
    </style:style>
    <style:style style:name="T44" style:family="text">
      <style:text-properties officeooo:rsid="00769706"/>
    </style:style>
    <style:style style:name="T45" style:family="text">
      <style:text-properties style:text-underline-style="none" officeooo:rsid="007520a0"/>
    </style:style>
    <style:style style:name="T46" style:family="text">
      <style:text-properties officeooo:rsid="00501534"/>
    </style:style>
    <style:style style:name="T47" style:family="text">
      <style:text-properties officeooo:rsid="0054f137"/>
    </style:style>
    <style:style style:name="T48" style:family="text">
      <style:text-properties officeooo:rsid="0078a3f6"/>
    </style:style>
    <style:style style:name="T49" style:family="text">
      <style:text-properties officeooo:rsid="0078be1d"/>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769706"/>
    </style:style>
    <style:style style:name="T52" style:family="text">
      <style:text-properties officeooo:rsid="0078484f"/>
    </style:style>
    <style:style style:name="T53" style:family="text">
      <style:text-properties officeooo:rsid="00564980"/>
    </style:style>
    <style:style style:name="T54" style:family="text">
      <style:text-properties officeooo:rsid="0071f22e"/>
    </style:style>
    <style:style style:name="T55" style:family="text">
      <style:text-properties officeooo:rsid="007c75fa"/>
    </style:style>
    <style:style style:name="T56" style:family="text">
      <style:text-properties officeooo:rsid="00740f7d"/>
    </style:style>
    <style:style style:name="T57" style:family="text">
      <style:text-properties style:text-underline-style="solid" style:text-underline-width="auto" style:text-underline-color="font-color" fo:font-weight="bold" officeooo:rsid="007520a0" style:font-weight-asian="bold" style:font-weight-complex="bold"/>
    </style:style>
    <style:style style:name="T58" style:family="text">
      <style:text-properties style:text-underline-style="solid" style:text-underline-width="auto" style:text-underline-color="font-color" fo:font-weight="bold" officeooo:rsid="00595eaa" style:font-weight-asian="bold" style:font-weight-complex="bold"/>
    </style:style>
    <style:style style:name="T59" style:family="text">
      <style:text-properties style:text-underline-style="solid" style:text-underline-width="auto" style:text-underline-color="font-color" officeooo:rsid="006d7f6b"/>
    </style:style>
    <style:style style:name="T60" style:family="text">
      <style:text-properties style:text-underline-style="solid" style:text-underline-width="auto" style:text-underline-color="font-color" officeooo:rsid="006dec2b"/>
    </style:style>
    <style:style style:name="T61" style:family="text">
      <style:text-properties officeooo:rsid="006dec2b"/>
    </style:style>
    <style:style style:name="T62" style:family="text">
      <style:text-properties officeooo:rsid="006fd0c3"/>
    </style:style>
    <style:style style:name="T63" style:family="text">
      <style:text-properties officeooo:rsid="0070c47a"/>
    </style:style>
    <style:style style:name="T64" style:family="text">
      <style:text-properties officeooo:rsid="00719edc"/>
    </style:style>
    <style:style style:name="T65" style:family="text">
      <style:text-properties style:text-underline-style="solid" style:text-underline-width="auto" style:text-underline-color="font-color" fo:font-weight="bold" officeooo:rsid="00733f79" style:font-weight-asian="bold" style:font-weight-complex="bold"/>
    </style:style>
    <style:style style:name="T66" style:family="text">
      <style:text-properties style:text-underline-style="solid" style:text-underline-width="auto" style:text-underline-color="font-color" fo:font-weight="bold" officeooo:rsid="0020a919" style:font-weight-asian="bold" style:font-weight-complex="bold"/>
    </style:style>
    <style:style style:name="T67" style:family="text">
      <style:text-properties officeooo:rsid="00733f79"/>
    </style:style>
    <style:style style:name="T68" style:family="text">
      <style:text-properties officeooo:rsid="007e571d"/>
    </style:style>
    <style:style style:name="T69" style:family="text">
      <style:text-properties officeooo:rsid="0019ee2d"/>
    </style:style>
    <style:style style:name="T70" style:family="text">
      <style:text-properties style:text-line-through-style="none" style:text-line-through-type="none" officeooo:rsid="0019ee2d"/>
    </style:style>
    <style:style style:name="T71" style:family="text">
      <style:text-properties style:text-underline-style="solid" style:text-underline-width="auto" style:text-underline-color="font-color" officeooo:rsid="0019ee2d"/>
    </style:style>
    <style:style style:name="T72" style:family="text">
      <style:text-properties officeooo:rsid="003afbb1"/>
    </style:style>
    <style:style style:name="T73" style:family="text">
      <style:text-properties officeooo:rsid="001b26fd"/>
    </style:style>
    <style:style style:name="T74" style:family="text">
      <style:text-properties style:text-underline-style="none"/>
    </style:style>
    <style:style style:name="T75" style:family="text">
      <style:text-properties style:text-underline-style="solid" style:text-underline-width="auto" style:text-underline-color="font-color" officeooo:rsid="005bd209"/>
    </style:style>
    <style:style style:name="T76" style:family="text">
      <style:text-properties style:text-underline-style="none" officeooo:rsid="005bd209"/>
    </style:style>
    <style:style style:name="T77" style:family="text">
      <style:text-properties style:text-underline-style="none" officeooo:rsid="002c0f42"/>
    </style:style>
    <style:style style:name="T78" style:family="text">
      <style:text-properties officeooo:rsid="003eb0fc"/>
    </style:style>
    <style:style style:name="T79" style:family="text">
      <style:text-properties style:text-underline-style="none" officeooo:rsid="003f37bf"/>
    </style:style>
    <style:style style:name="T80" style:family="text">
      <style:text-properties style:text-underline-style="none" officeooo:rsid="006612c4"/>
    </style:style>
    <style:style style:name="T81" style:family="text">
      <style:text-properties officeooo:rsid="00303f8f"/>
    </style:style>
    <style:style style:name="T82" style:family="text">
      <style:text-properties style:text-underline-style="solid" style:text-underline-width="auto" style:text-underline-color="font-color" officeooo:rsid="002eb289"/>
    </style:style>
    <style:style style:name="T83" style:family="text">
      <style:text-properties officeooo:rsid="003f37bf"/>
    </style:style>
    <style:style style:name="T84" style:family="text">
      <style:text-properties style:text-underline-style="none" officeooo:rsid="00303f8f"/>
    </style:style>
    <style:style style:name="T85" style:family="text">
      <style:text-properties style:text-underline-style="none" officeooo:rsid="00638fb7"/>
    </style:style>
    <style:style style:name="T86" style:family="text">
      <style:text-properties style:text-underline-style="none" officeooo:rsid="0032c856"/>
    </style:style>
    <style:style style:name="T87" style:family="text">
      <style:text-properties style:text-underline-style="none" officeooo:rsid="00119f98"/>
    </style:style>
    <style:style style:name="T88" style:family="text">
      <style:text-properties style:text-underline-style="solid" style:text-underline-width="auto" style:text-underline-color="font-color" fo:font-weight="bold" officeooo:rsid="00316778" style:font-weight-asian="bold" style:font-weight-complex="bold"/>
    </style:style>
    <style:style style:name="T89" style:family="text">
      <style:text-properties style:text-underline-style="none" officeooo:rsid="001b26fd"/>
    </style:style>
    <style:style style:name="T90" style:family="text">
      <style:text-properties officeooo:rsid="0032c856"/>
    </style:style>
    <style:style style:name="T91" style:family="text">
      <style:text-properties style:text-underline-style="solid" style:text-underline-width="auto" style:text-underline-color="font-color" fo:font-weight="bold" officeooo:rsid="003854ed" style:font-weight-asian="bold" style:font-weight-complex="bold"/>
    </style:style>
    <style:style style:name="T92" style:family="text">
      <style:text-properties officeooo:rsid="00119f98"/>
    </style:style>
    <style:style style:name="T93" style:family="text">
      <style:text-properties officeooo:rsid="0039a1e0"/>
    </style:style>
    <style:style style:name="T94" style:family="text">
      <style:text-properties officeooo:rsid="003a7bb4"/>
    </style:style>
    <style:style style:name="T95" style:family="text">
      <style:text-properties style:text-underline-style="solid" style:text-underline-width="auto" style:text-underline-color="font-color" fo:font-weight="bold" officeooo:rsid="0032c856" style:font-weight-asian="bold" style:font-weight-complex="bold"/>
    </style:style>
    <style:style style:name="T96" style:family="text">
      <style:text-properties officeooo:rsid="004816f4"/>
    </style:style>
    <style:style style:name="T97" style:family="text">
      <style:text-properties officeooo:rsid="006a9cad"/>
    </style:style>
    <style:style style:name="T98" style:family="text">
      <style:text-properties officeooo:rsid="007f5c79"/>
    </style:style>
    <style:style style:name="T99" style:family="text">
      <style:text-properties officeooo:rsid="00612159"/>
    </style:style>
    <style:style style:name="T100" style:family="text">
      <style:text-properties fo:font-weight="bold" style:font-weight-asian="bold" style:font-weight-complex="bold"/>
    </style:style>
    <style:style style:name="T101" style:family="text">
      <style:text-properties officeooo:rsid="0068b86b"/>
    </style:style>
    <style:style style:name="T102"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table-cell table:style-name="Tabla7.A4" office:value-type="string">
            <text:p text:style-name="P26">V2</text:p>
          </table:table-cell>
          <table:table-cell table:style-name="Tabla7.B4" office:value-type="string">
            <text:p text:style-name="P33"/>
          </table:table-cell>
          <table:table-cell table:style-name="Tabla7.C4" office:value-type="string">
            <text:p text:style-name="P34"/>
          </table:table-cell>
        </table:table-row>
      </table:table>
      <text:p text:style-name="P35"/>
      <text:p text:style-name="P36"><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_RefHeading___Toc992_3466438741"/><text:bookmark-start text:name="_Toc65582858"/>Obxectivo<text:bookmark-end text:name="__RefHeading___Toc992_3466438741"/><text:bookmark-end text:name="_Toc65582858"/></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line-break/><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8">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6">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8">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6">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9">xa na</text:span> base de datos <text:span text:style-name="T9">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_RefHeading___Toc994_3466438741"/><text:bookmark-start text:name="_Toc65582859"/>Descripción<text:bookmark-end text:name="__RefHeading___Toc994_3466438741"/><text:bookmark-end text:name="_Toc65582859"/></text:p>
        </text:list-item>
      </text:list>
      <text:p text:style-name="P52"/>
      <text:p text:style-name="P53">&lt;</text:p>
      <text:p text:style-name="P54">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4">Neste apartado pódese incluír a motivación persoal que lle levou a presentar dito proxecto.</text:p>
      <text:p text:style-name="P55">CA 5.2. Describiuse o proceso seguido para a identificación das necesidades das empresas do sector.</text:p>
      <text:p text:style-name="P56">Este proxecto consiste nunha aplicación web que engloban tres grandes necesidades para empresas de pequeno e mediano tamaño que traballan no sector da informática na reparación e mantemento de equipos informáticos.</text:p>
      <text:p text:style-name="P56">Este proxecto axuda a estas empresas a darse a coñecer en internet de<text:span text:style-name="T10">b</text:span>ido a que gracias a iso poden chegar a máis xente e aumentar o seu numero de clientes, <text:span text:style-name="T10">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1">x</text:span><text:span text:style-name="T10">a que a empresa pode que non colla o teléfono ou o cliente estea ocupado e non poda chamar.</text:span></text:p>
      <text:p text:style-name="P57">Ademais o propio programa inclúe todas as ferramentas para que os empregados administren e xestionen a base de datos das reparacións cunha interface sinxela para así poder almacenar, editar e ver os datos e que a base de datos este ao día.</text:p>
      <text:p text:style-name="P57"/>
      <text:p text:style-name="P58">A parte máis <text:span text:style-name="T12">t</text:span>edioso do código é a parte onde por cada táboa da base de datos ha<text:span text:style-name="T13">i</text:span> que facer tres arquivos polo modelo vista controlador, isto e mo<text:span text:style-name="T14">i</text:span> <text:span text:style-name="T12">t</text:span>edioso ademais disto ha<text:span text:style-name="T13">i</text:span> que facer que todas as sentenzas SQL funcionen correctamente e non de ningún tipo de erro.</text:p>
      <text:p text:style-name="P55">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_RefHeading___Toc996_3466438741"/><text:bookmark-start text:name="_Toc65582860"/>Alcance<text:bookmark-end text:name="__RefHeading___Toc996_3466438741"/><text:bookmark-end text:name="_Toc65582860"/></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15">CA 2.4. </text:span></text:span><text:span text:style-name="Fuente_20_de_20_párrafo_20_predeter."><text:span text:style-name="T16">I</text:span></text:span><text:span text:style-name="Fuente_20_de_20_párrafo_20_predeter."><text:span text:style-name="T15">dentificouse o seu alcance.</text:span></text:span></text:p>
      <text:p text:style-name="P60"><text:span text:style-name="Fuente_20_de_20_párrafo_20_predeter."><text:span text:style-name="T17">No meu proxecto vaise cumprir todos requisitos para que sexa una plataforma totalmente funcional.</text:span></text:span></text:p>
      <text:p text:style-name="P60"><text:span text:style-name="Fuente_20_de_20_párrafo_20_predeter."><text:span text:style-name="T17"/></text:span></text:p>
      <text:p text:style-name="P60"><text:span text:style-name="Fuente_20_de_20_párrafo_20_predeter."><text:span text:style-name="T17">A aparte da web da información ao usuario va</text:span></text:span><text:span text:style-name="Fuente_20_de_20_párrafo_20_predeter."><text:span text:style-name="T18">i</text:span></text:span><text:span text:style-name="Fuente_20_de_20_párrafo_20_predeter."><text:span text:style-name="T17">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17"/></text:span></text:p>
      <text:p text:style-name="P60"><text:span text:style-name="Fuente_20_de_20_párrafo_20_predeter."><text:span text:style-name="T17">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17"/></text:span></text:p>
      <text:p text:style-name="P60"><text:span text:style-name="Fuente_20_de_20_párrafo_20_predeter."><text:span text:style-name="T17">Os usuarios clientes terán unha interface onde terán o s</text:span></text:span><text:span text:style-name="Fuente_20_de_20_párrafo_20_predeter."><text:span text:style-name="T19">e</text:span></text:span><text:span text:style-name="Fuente_20_de_20_párrafo_20_predeter."><text:span text:style-name="T17">u historial de reparacións e terá a opción de noutra paxina poñer un código para se ten una reparación en proceso ver o seu estado.</text:span></text:span></text:p>
      <text:p text:style-name="P60"><text:span text:style-name="Fuente_20_de_20_párrafo_20_predeter."><text:span text:style-name="T17"/></text:span></text:p>
      <text:p text:style-name="P60"><text:span text:style-name="Fuente_20_de_20_párrafo_20_predeter."><text:span text:style-name="T17">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17"/></text:span></text:p>
      <text:p text:style-name="P61"><text:span text:style-name="Fuente_20_de_20_párrafo_20_predeter."><text:span text:style-name="T20">Un ámbito que non vou poder abarcar é que o usuario ao enviar o formulario o servidor teña un servidor de correo e este, lle envíe un correo de maneira automática dicindo que a s</text:span></text:span><text:span text:style-name="Fuente_20_de_20_párrafo_20_predeter."><text:span text:style-name="T19">ú</text:span></text:span><text:span text:style-name="Fuente_20_de_20_párrafo_20_predeter."><text:span text:style-name="T20">a mensaxe foi recibida s</text:span></text:span><text:span text:style-name="Fuente_20_de_20_párrafo_20_predeter."><text:span text:style-name="T19">e</text:span></text:span><text:span text:style-name="Fuente_20_de_20_párrafo_20_predeter."><text:span text:style-name="T20">n ningún problema e que o servizo non tardará en contestar.</text:span></text:span></text:p>
      <text:p text:style-name="P43">&gt;</text:p>
      <text:list text:continue-numbering="true" text:style-name="WWNum1">
        <text:list-item>
          <text:p text:style-name="P51"><text:bookmark-start text:name="__RefHeading___Toc998_3466438741"/><text:bookmark-start text:name="_Toc65582861"/>Planificación<text:bookmark-end text:name="__RefHeading___Toc998_3466438741"/><text:bookmark-end text:name="_Toc6558286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21">nunha</text:span><text:span text:style-name="T22">s</text:span><text:span text:style-name="T21"> </text:span><text:span text:style-name="T22">tres </text:span><text:span text:style-name="T21">hora</text:span><text:span text:style-name="T22">s</text:span><text:span text:style-name="T21">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23"><text:tab/></text:span><text:span text:style-name="T24">1. </text:span><text:span text:style-name="T23">Tipografía a empregar.</text:span></text:p>
      <text:p text:style-name="P67"><text:span text:style-name="T24"><text:tab/>2. </text:span><text:span text:style-name="T23">Paleta de cores e o seu significado.</text:span></text:p>
      <text:p text:style-name="P67"><text:span text:style-name="T23"><text:tab/></text:span><text:span text:style-name="T24">3. </text:span><text:span text:style-name="T23">Estilo e formato das imaxes.</text:span></text:p>
      <text:p text:style-name="P67"><text:span text:style-name="T24"><text:tab/>4. </text:span><text:span text:style-name="T23">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25">d</text:span><text:span text:style-name="T12">ú</text:span><text:span text:style-name="T25">as</text:span> horas <text:span text:style-name="T25">debido a gran cantidade de elementos que tiñan que estar na guía de estilos</text:span>.</text:p>
      <text:p text:style-name="P69">Esta etapa <text:span text:style-name="T26">desenvolveuse </text:span>ao redor de catro horas xa que vai ter distintas páxinas e cada unha varía da anterior, o que fai que a planificación do estilo da aplicación fose máis longa do previsto.</text:p>
      <text:p text:style-name="P62"/>
      <text:p text:style-name="P70"><text:span text:style-name="T27">3</text:span><text:span text:style-name="T6">) Planificación da parte da Web estática.</text:span></text:p>
      <text:p text:style-name="P71">Nesta etapa planificouse <text:span text:style-name="T26">cales ían ser as páxinas estáticas da plataforma web e cal sería ser o seu contido. </text:span></text:p>
      <text:p text:style-name="P71"><text:span text:style-name="T26">Finalmente </text:span><text:span text:style-name="T28">tras ver cales serían as máis útiles a web terá dous páxinas deste tipo.</text:span></text:p>
      <text:p text:style-name="P71"><text:tab/><text:span text:style-name="T29">1.</text:span><text:span text:style-name="T30">Páxina de presentación:</text:span><text:span text:style-name="T28"> Nesta paxina faise o resumo de que trata a empresa, os <text:tab/>horarios, os tipos de clientes aos que damos servizo e o tipo de soporte que se da aos <text:tab/>clientes. </text:span></text:p>
      <text:p text:style-name="P71"><text:tab/><text:span text:style-name="T31">2.</text:span><text:span text:style-name="T32">Páxina de contacto:</text:span><text:span text:style-name="T31">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33">etapa</text:span> levou acabo un tempo estimado de <text:span text:style-name="T34">unha</text:span><text:span text:style-name="T25"> hora </text:span><text:span text:style-name="T34">e media</text:span><text:span text:style-name="T25"> xa que é una das partes </text:span><text:span text:style-name="T34">máis sinxelas do proxecto</text:span><text:span text:style-name="T35">.</text:span></text:p>
      <text:p text:style-name="P73"/>
      <text:p text:style-name="P74"><text:span text:style-name="T36">4</text:span>) Planificación da parte da Web <text:span text:style-name="T37">dinámica</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38"><text:tab/>1</text:span><text:span text:style-name="T29">.</text:span><text:span text:style-name="T30">Páxina de </text:span><text:span text:style-name="T39">loguin</text:span><text:span text:style-name="T30">:</text:span><text:span text:style-name="T28"> </text:span></text:p>
      <text:p text:style-name="P78"><text:tab/><text:span text:style-name="T40">Esta será a paxina onde o usuario poñerá as súas credenciais e se comprobará se existe <text:tab/>en caso de que si se comprobará que tipo de usuario é e se lle mandará a paxina de inicio <text:tab/>dos usuarios ou dos administradores </text:span><text:span text:style-name="T41">de pendendo do s permisos do usuario</text:span><text:span text:style-name="T40">.</text:span></text:p>
      <text:p text:style-name="P76"/>
      <text:p text:style-name="P79">Usuario normal:</text:p>
      <text:p text:style-name="P80"><text:span text:style-name="T36"><text:tab/>1</text:span><text:span text:style-name="T31">.</text:span><text:span text:style-name="T32">Páxina de </text:span><text:span text:style-name="T39">inicio</text:span><text:span text:style-name="T32">:</text:span><text:span text:style-name="T31"> </text:span></text:p>
      <text:p text:style-name="P80"><text:tab/><text:span text:style-name="T42">Unha vez inicie sesión a páxina de inicio de sesión re dirixirá ao usuario a unha <text:tab/>paxina onde lle apareceran unha mensaxe de benvida, <text:s/></text:span><text:span text:style-name="T43">uns enlaces </text:span><text:span text:style-name="T42">as <text:s/>distintas páxinas a <text:tab/>onde pode acceder, e </text:span><text:span text:style-name="T44">unha explicación de en que consiste a páxina do enlace</text:span><text:span text:style-name="T42">.</text:span><text:span text:style-name="T45"><text:tab/></text:span></text:p>
      <text:p text:style-name="P80"/>
      <text:p text:style-name="P80"><text:span text:style-name="T46"><text:tab/></text:span><text:span text:style-name="T44">2</text:span><text:span text:style-name="T31">.</text:span><text:span text:style-name="T32">Páxina de </text:span><text:span text:style-name="T39">historial das reparación</text:span><text:span text:style-name="T32">:</text:span></text:p>
      <text:p text:style-name="P81"><text:tab/><text:span text:style-name="T47">Nesta páxina aparecerán todas reparacións dos equipos que o usuario levou a reparar, <text:tab/>apareceran listados coa opción de filtralos segundo os campos que se dese, ademais en <text:tab/>cada reparación aparecerá información como a fecha, </text:span><text:span text:style-name="T44">as horas</text:span><text:span text:style-name="T47"> e máis valores.</text:span></text:p>
      <text:p text:style-name="P81"/>
      <text:p text:style-name="P80"><text:span text:style-name="T46"><text:tab/></text:span><text:span text:style-name="T44">3</text:span><text:span text:style-name="T31">.</text:span><text:span text:style-name="T32">Páxina de </text:span><text:span text:style-name="T39">estado da reparación</text:span><text:span text:style-name="T32">:</text:span></text:p>
      <text:p text:style-name="P82"><text:tab/>Esta é unha paxina que se o usuario ten unha reparación que se está facendo nese <text:tab/>momento vaille aparecer o estado da reparación “<text:span text:style-name="T48">o porcentaxe do estado da reparaci</text:span><text:span text:style-name="T49">ón</text:span><text:span text:style-name="T48"> <text:tab/>segundo as tarefas que ten o parte</text:span>”. Cando o equipo se recolla este desaparecerá da <text:tab/>paxina e non <text:tab/>aparecerá ningún equipo ata que se este realizando outra reparación.</text:p>
      <text:p text:style-name="P83"><text:span text:style-name="T50">Usuario </text:span><text:span text:style-name="T51">administrador</text:span><text:span text:style-name="T50">:</text:span></text:p>
      <text:p text:style-name="P84"/>
      <text:p text:style-name="P85"><text:span text:style-name="T36">1</text:span><text:span text:style-name="T31">.</text:span><text:span text:style-name="T32">Páxina de </text:span><text:span text:style-name="T39">inicio</text:span><text:span text:style-name="T32">:</text:span><text:span text:style-name="T31"> </text:span></text:p>
      <text:p text:style-name="P85"><text:tab/><text:span text:style-name="T42">Unha vez inicie sesión a páxina de inicio de sesión re dirixirá ao usuario a unha <text:tab/>paxina onde lle apareceran unha mensaxe de benvida, <text:s/></text:span><text:span text:style-name="T43">uns enlaces </text:span><text:span text:style-name="T42">as <text:s/>distintas páxinas a <text:tab/>onde pode acceder </text:span><text:span text:style-name="T52">para modificar os datos da base de datos</text:span><text:span text:style-name="T42">, e </text:span><text:span text:style-name="T44">unha explicación de en que <text:tab/>consiste a páxina do enlace</text:span><text:span text:style-name="T42">.</text:span><text:span text:style-name="T45"><text:tab/></text:span></text:p>
      <text:p text:style-name="P82"/>
      <text:p text:style-name="P86"><text:span text:style-name="T52">2</text:span><text:span text:style-name="T31">.</text:span><text:span text:style-name="T32">Páxina</text:span><text:span text:style-name="T39">s</text:span><text:span text:style-name="T32"> de </text:span><text:span text:style-name="T39">administración da base de datos</text:span><text:span text:style-name="T32">:</text:span></text:p>
      <text:p text:style-name="P87"><text:tab/><text:span text:style-name="T53">Son o conxunto de páxinas que terá o usuario administrador para poder editar, </text:span><text:span text:style-name="T52">engadir</text:span><text:span text:style-name="T53"> e <text:tab/>eliminar datos nas distintas táboas da base de datos, tendo un menú intuitivo para a súa <text:tab/>fácil utilización.</text:span></text:p>
      <text:p text:style-name="P88"><text:tab/></text:p>
      <text:p text:style-name="P89">Esta <text:span text:style-name="T33">etapa levou un tempo </text:span><text:span text:style-name="T34">estimado </text:span><text:span text:style-name="T54">de </text:span><text:span text:style-name="T55">cinco</text:span><text:span text:style-name="T54"> horas xa que a aplicación web ten moitas páxinas e se tiñan que ordenar </text:span><text:span text:style-name="T56">e agrupar xa que a aplicación web ten dous modos de uso e dependendo de cada un se pode facer unhas funcións ou outras </text:span><text:span text:style-name="T54">e decidir que aspecto </text:span></text:p>
      <text:p text:style-name="P90"><text:span text:style-name="T57">5</text:span><text:span text:style-name="T6">) Planificación da </text:span><text:span text:style-name="T58">la estrutura de la base de datos</text:span><text:span text:style-name="T6">.</text:span></text:p>
      <text:p text:style-name="P91">Nesta fase planificouse a estrutura da base de datos que permitirá almacenar, organizar e xestionar toda a información necesaria para o correcto funcionamento da aplicación web.</text:p>
      <text:p text:style-name="P92"><text:line-break/><text:line-break/>Tivéronse en conta as distintas entidades que participan no sistema, así como as relacións que existen entre elas. Para iso, elaborouse un modelo entidade-relación que contempla as seguintes táboas principais:</text:p>
      <text:p text:style-name="P92"><text:line-break/><text:line-break/><text:span text:style-name="T59">Clientes</text:span><text:span text:style-name="T50">:</text:span> onde se gardan os datos de identificación dos usuarios rexistrados (nome, apelidos, correo, contrasinal, rol, etc.), diferenciando entre clientes e administradores.</text:p>
      <text:p text:style-name="P91"><text:line-break/><text:line-break/><text:span text:style-name="T50">Equipos:</text:span> representa os equipos informáticos que os usuarios deixan na tenda para ser reparados (modelo, marca, número de serie, descrición, etc.).</text:p>
      <text:p text:style-name="P91"><text:line-break/><text:line-break/><text:span text:style-name="T60">Partes</text:span><text:span text:style-name="T50">:</text:span> recolle información sobre as reparacións realizadas ou en curso, asociando cada unha a un equipo e un usuario. Inclúe datos como a data de entrada, data de saída, custo, estado da reparación, etc.</text:p>
      <text:p text:style-name="P91"/>
      <text:p text:style-name="P93"><text:span text:style-name="T60">Tareas:</text:span><text:span text:style-name="T61">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3"><text:line-break/><text:line-break/><text:span text:style-name="T50">Mensaxes:</text:span> táboa onde se almacenan as mensaxes recibidas desde o formulario de contacto da páxina web, asociando cada mensaxe a un usuario ou visitante.</text:p>
      <text:p text:style-name="P93"><text:line-break/><text:line-break/><text:span text:style-name="T50">Pezas:</text:span> almacena o inventario de pezas necesarias para as reparacións (nome, cantidade, descrición, etc.), podendo relacionarse con unha ou varias reparacións.</text:p>
      <text:p text:style-name="P93"><text:line-break/><text:line-break/><text:span text:style-name="T50">Reparación-</text:span><text:span text:style-name="T60">Parte</text:span><text:span text:style-name="T50">:</text:span> táboa intermedia que permite asociar múltiples pezas a unha <text:span text:style-name="T62">tarea</text:span> específica, indicando tamén a cantidade utilizada.</text:p>
      <text:p text:style-name="P94"/>
      <text:p text:style-name="P95">Esta <text:span text:style-name="T33">etapa levou un tempo </text:span><text:span text:style-name="T34">estimado </text:span><text:span text:style-name="T33">de dúas horas e media </text:span><text:span text:style-name="T63">xa que as táboas non tiñan unhas interrelacións moi difíciles </text:span><text:span text:style-name="T64">e púidose facer sen dificultade</text:span><text:span text:style-name="T63">.</text:span></text:p>
      <text:p text:style-name="P96"><text:span text:style-name="T65">6</text:span><text:span text:style-name="T66">) </text:span><text:span text:style-name="T65">Codificación</text:span><text:span text:style-name="T66"> da parte da Web </text:span><text:span text:style-name="T65">estática</text:span><text:span text:style-name="T66">.</text:span></text:p>
      <text:p text:style-name="P97">Consistiu en codificar toda a interfáz estática da web, con todo o que isto implica esta etapa, levou un tempo estimado de 8 horas xa que tiña que axustar e facer que funcionase ven o CSS.</text:p>
      <text:p text:style-name="P98"/>
      <text:p text:style-name="P98"/>
      <text:p text:style-name="P98"/>
      <text:p text:style-name="P99"><text:span text:style-name="T67">7</text:span>) <text:span text:style-name="T67">Codificación</text:span> da parte da Web <text:span text:style-name="T37">dinámica</text:span>.</text:p>
      <text:p text:style-name="P100">Consistiu en codificar toda a interfáz <text:span text:style-name="T68">dinámica</text:span> da web, con todo o que isto implica esta etapa, levou un tempo estimado de <text:span text:style-name="T68">240</text:span> horas xa que tiña <text:span text:style-name="T68">un montón de paxinas as cales tiña que facer conexión coa base de datos e utilizar o modelo vista controlador o que fay que tivese que codificar moito.</text:span></text:p>
      <text:p text:style-name="P101"/>
      <text:p text:style-name="P102">CA 3.1. Estableceuse a secuencia das actividades en función das necesidades de posta en práctica.</text:p>
      <text:p text:style-name="P103">CA 3.2. Determináronse os recursos e a loxística necesarios para cada actividade.</text:p>
      <text:p text:style-name="P103">CA 3.3. Identificáronse as necesidades de permisos e autorizacións para levar a cabo as actividades.</text:p>
      <text:p text:style-name="P103">CA 3.4. Determináronse os procedementos de actuación ou execución das actividades.</text:p>
      <text:p text:style-name="P103">CA 3.6. Planificáronse a asignación de recursos materiais e humanos, e os tempos de execución.</text:p>
      <text:p text:style-name="P103">CA 5.4. Describíronse as actividades en que se divide a execución do proxecto.</text:p>
      <text:p text:style-name="P103">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_RefHeading___Toc1000_3466438741"/><text:bookmark-start text:name="_Toc65582862"/>Medios a empregar<text:bookmark-end text:name="__RefHeading___Toc1000_3466438741"/><text:bookmark-end text:name="_Toc65582862"/></text:p>
        </text:list-item>
      </text:list>
      <text:p text:style-name="P53">Equipos, software, recursos tecnolóxicos, etc.</text:p>
      <text:p text:style-name="P103">CA 3.6. Planificáronse a asignación de recursos materiais e humanos, e os tempos de execución.</text:p>
      <text:p text:style-name="P103">CA 2.5. Prevíronse os recursos materiais e persoais necesarios para realizar o proxecto.</text:p>
      <text:p text:style-name="P104">Para este proxecto requirirase:</text:p>
      <text:p text:style-name="P105">1) <text:span text:style-name="T6">Equipos</text:span>:</text:p>
      <text:p text:style-name="P105"><text:span text:style-name="T69">1.</text:span><text:span text:style-name="T70"> </text:span><text:span text:style-name="T71">Sobremesa/Portátil:</text:span><text:span text:style-name="T69"> <text:s/></text:span><text:span text:style-name="T72">N</text:span><text:span text:style-name="T69">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6">2) <text:span text:style-name="T6">Software</text:span>: Se <text:span text:style-name="T73">empregarán os seguintes.</text:span></text:p>
      <text:p text:style-name="P107">1. <text:span text:style-name="T50">Visual Studio Code:</text:span> Utilizaremos este editor de código para escribir os distintos arquivos nos diferentes linguaxes de programación. Para facilitar o traballo, utilizaremos as seguintes extensións:</text:p>
      <text:p text:style-name="P107"><text:tab/>1.<text:span text:style-name="T74"> </text:span><text:span text:style-name="T50">Spanish Language Pack for Visual Studio Code:</text:span><text:span text:style-name="T74"> <text:s/>Esta extensión permite traducir o <text:tab/>entorno de Visual Studio Code ao castelán, facendo que a interface sexa máis <text:tab/>comprensible e accesible.</text:span></text:p>
      <text:p text:style-name="P108"><text:tab/><text:span text:style-name="T75">2</text:span><text:span text:style-name="T50">. </text:span><text:span text:style-name="T75">PHP Server</text:span><text:span text:style-name="T50">:</text:span><text:span text:style-name="T74"> </text:span><text:span text:style-name="T76">Esta <text:s/>extensión permite poder executar o noso proxecto dende visual <text:tab/>studio.</text:span></text:p>
      <text:p text:style-name="P109"/>
      <text:p text:style-name="P110"><text:span text:style-name="T74">2. </text:span><text:span text:style-name="T50">XAMPP:</text:span><text:span text:style-name="T74"> </text:span><text:span text:style-name="T77">Este paquete de software gratuíto instalará varios compoñentes necesarios no noso equipo, permitindo desenvolver e probar sitios web localmente.</text:span></text:p>
      <text:p text:style-name="P111"><text:span text:style-name="T78">XAMPP</text:span> Inclúe:</text:p>
      <text:p text:style-name="P112"><text:span text:style-name="T74"><text:tab/></text:span><text:span text:style-name="T50">1. Apache:</text:span><text:span text:style-name="T74"> Un servidor web que permitirá que o noso equipo funcione como servidor.</text:span></text:p>
      <text:p text:style-name="P112"><text:span text:style-name="T74"><text:tab/></text:span><text:span text:style-name="T50">2. MySQL ou MariaDB:</text:span><text:span text:style-name="T74"> Sistemas de xestión de bases de datos que empregaremos para <text:tab/>almacenar e xestionar datos na nosa aplicación.</text:span></text:p>
      <text:p text:style-name="P112"><text:span text:style-name="T74"><text:tab/></text:span><text:span text:style-name="T50">3. PHP:</text:span><text:span text:style-name="T74"> <text:s/>Linguaxe de programación para a parte do servidor, permitindo interactuar coa <text:tab/>base de datos e xerar contidos dinámicos.</text:span></text:p>
      <text:p text:style-name="P112"><text:span text:style-name="T74"><text:tab/></text:span><text:span text:style-name="T50">4.Perl:</text:span><text:span text:style-name="T74"> É outra linguaxe que non empregamos.</text:span></text:p>
      <text:p text:style-name="P113">Graza a XAMPP, podemos desenvolver e probar aplicacións que requiran de PHP e bases de datos sen necesidade de configurar cada compoñente por separado.</text:p>
      <text:p text:style-name="P114"><text:span text:style-name="T74">3. </text:span><text:span text:style-name="T50">Git</text:span><text:span text:style-name="T74">: </text:span><text:span text:style-name="T79">Es</text:span><text:span text:style-name="T74">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80">programadores</text:span><text:span text:style-name="T74"> suban as súas modificacións.</text:span></text:p>
      <text:p text:style-name="P115"><text:span text:style-name="T81">4</text:span>. <text:span text:style-name="T50">Git</text:span><text:span text:style-name="T82">Hub</text:span>: <text:span text:style-name="T83">P</text:span><text:span text:style-name="T77">ermite almacenar, compartir e colaborar proxectos de código usando Git, </text:span><text:span text:style-name="T84">o que pasa e que é un servidor online o que fai que dende calquera equipo conectado a rede podas subir, descargar e clonar o repositorio, isto fai qu</text:span><text:span text:style-name="T80">e</text:span><text:span text:style-name="T84"> </text:span><text:span text:style-name="T80">s</text:span><text:span text:style-name="T84">ea posibilidade de traballas cun grupo de persoas dende distintos sitios sexa mo</text:span><text:span text:style-name="T85">i</text:span><text:span text:style-name="T84"> fácil.</text:span></text:p>
      <text:p text:style-name="P116"/>
      <text:p text:style-name="P115"><text:span text:style-name="T86">3</text:span><text:span text:style-name="T87">) </text:span><text:span text:style-name="T88">Linguaxes de programación</text:span><text:span text:style-name="T87">: Se </text:span><text:span text:style-name="T89">empregarán os seguintes.</text:span></text:p>
      <text:p text:style-name="P117"><text:span text:style-name="T74">1. </text:span><text:span text:style-name="T73">J</text:span>avaScript:</text:p>
      <text:p text:style-name="P118">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7"><text:span text:style-name="T74">2. </text:span>PHP:</text:p>
      <text:p text:style-name="P119">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09"><text:tab/></text:p>
      <text:p text:style-name="P120"><text:span text:style-name="T90">4</text:span>) <text:span text:style-name="T6">Linguaxes de </text:span><text:span text:style-name="T91">marcas</text:span><text:span text:style-name="T6">:</text:span> <text:span text:style-name="T92">Se </text:span>empregarán os seguintes.</text:p>
      <text:p text:style-name="P121"><text:span text:style-name="T93">1</text:span>. <text:span text:style-name="T50">HTML:</text:span></text:p>
      <text:p text:style-name="P121"><text:span text:style-name="T93">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1"/>
      <text:p text:style-name="P122"><text:span text:style-name="T94">5</text:span>) <text:span text:style-name="T6">Linguaxes de </text:span><text:span text:style-name="T95">estilos</text:span><text:span text:style-name="T6">:</text:span> <text:span text:style-name="T92">Se </text:span>empregarán os seguintes.</text:p>
      <text:p text:style-name="P121"><text:span text:style-name="T94">1</text:span>. <text:span text:style-name="T50">CSS:</text:span></text:p>
      <text:p text:style-name="P121"><text:span text:style-name="T93">É</text:span> un<text:span text:style-name="T94">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94">ademais permite apartar a vista para móbiles, tableta e demais dispositivos para que a súa visión sexa lexible</text:span>.</text:p>
      <text:list text:continue-numbering="true" text:style-name="WWNum1">
        <text:list-item>
          <text:p text:style-name="P41"><text:bookmark-start text:name="__RefHeading___Toc1002_3466438741"/><text:bookmark-start text:name="_Toc65582863"/><text:soft-page-break/>Presuposto<text:bookmark-end text:name="__RefHeading___Toc1002_3466438741"/><text:bookmark-end text:name="_Toc65582863"/></text:p>
        </text:list-item>
      </text:list>
      <text:p text:style-name="P123"/>
      <text:p text:style-name="P124">&lt;</text:p>
      <text:p text:style-name="P125">CA 3.7. Fíxose a valoración económica que dea resposta ás condicións da execución.</text:p>
      <text:p text:style-name="P125">CA 2.6. Realizouse o orzamento correspondente.</text:p>
      <text:p text:style-name="P124">&gt;</text:p>
      <text:p text:style-name="P126">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7"><text:s text:c="7"/>Concepto</text:p>
          </table:table-cell>
          <table:table-cell table:style-name="Tabla8.A1" office:value-type="string">
            <text:p text:style-name="P128">Cantidad<text:span text:style-name="T96">e</text:span></text:p>
          </table:table-cell>
          <table:table-cell table:style-name="Tabla8.A1" office:value-type="string">
            <text:p text:style-name="P129">Prezo unitario (€)<text:tab/></text:p>
          </table:table-cell>
          <table:table-cell table:style-name="Tabla8.D1" office:value-type="string">
            <text:p text:style-name="P130">Subtotal (€)<text:line-break/></text:p>
          </table:table-cell>
        </table:table-row>
        <table:table-row>
          <table:table-cell table:style-name="Tabla8.A2" office:value-type="string">
            <text:p text:style-name="P131"><text:span text:style-name="T97">D</text:span>ominio</text:p>
          </table:table-cell>
          <table:table-cell table:style-name="Tabla8.A2" office:value-type="string">
            <text:p text:style-name="P132">1</text:p>
          </table:table-cell>
          <table:table-cell table:style-name="Tabla8.A2" office:value-type="string">
            <text:p text:style-name="P133">2,5</text:p>
          </table:table-cell>
          <table:table-cell table:style-name="Tabla8.D2" office:value-type="string">
            <text:p text:style-name="P134">2,5</text:p>
          </table:table-cell>
        </table:table-row>
        <table:table-row>
          <table:table-cell table:style-name="Tabla8.A2" office:value-type="string">
            <text:p text:style-name="P135">Hosting</text:p>
          </table:table-cell>
          <table:table-cell table:style-name="Tabla8.A2" office:value-type="string">
            <text:p text:style-name="P136">1</text:p>
          </table:table-cell>
          <table:table-cell table:style-name="Tabla8.A2" office:value-type="string">
            <text:p text:style-name="P137">0,00</text:p>
          </table:table-cell>
          <table:table-cell table:style-name="Tabla8.D2" office:value-type="string">
            <text:p text:style-name="P137">0,00</text:p>
          </table:table-cell>
        </table:table-row>
        <table:table-row>
          <table:table-cell table:style-name="Tabla8.A2" office:value-type="string">
            <text:p text:style-name="P138">Software Visual Studio Code<text:tab/></text:p>
          </table:table-cell>
          <table:table-cell table:style-name="Tabla8.A2" office:value-type="string">
            <text:p text:style-name="P132">1</text:p>
          </table:table-cell>
          <table:table-cell table:style-name="Tabla8.A2" office:value-type="string">
            <text:p text:style-name="P132">0,00</text:p>
          </table:table-cell>
          <table:table-cell table:style-name="Tabla8.D2" office:value-type="string">
            <text:p text:style-name="P132">0,00</text:p>
          </table:table-cell>
        </table:table-row>
        <table:table-row>
          <table:table-cell table:style-name="Tabla8.A2" office:value-type="string">
            <text:p text:style-name="P139">Software XAMPP<text:tab/></text:p>
          </table:table-cell>
          <table:table-cell table:style-name="Tabla8.A2" office:value-type="string">
            <text:p text:style-name="P132">1</text:p>
          </table:table-cell>
          <table:table-cell table:style-name="Tabla8.A2" office:value-type="string">
            <text:p text:style-name="P132">0,00</text:p>
          </table:table-cell>
          <table:table-cell table:style-name="Tabla8.D2" office:value-type="string">
            <text:p text:style-name="P132">0,00</text:p>
          </table:table-cell>
        </table:table-row>
        <table:table-row>
          <table:table-cell table:style-name="Tabla8.A2" office:value-type="string">
            <text:p text:style-name="P140">Conta de GitHub (gratuita)<text:tab/></text:p>
          </table:table-cell>
          <table:table-cell table:style-name="Tabla8.A2" office:value-type="string">
            <text:p text:style-name="P132">1</text:p>
          </table:table-cell>
          <table:table-cell table:style-name="Tabla8.A2" office:value-type="string">
            <text:p text:style-name="P132">0,00</text:p>
          </table:table-cell>
          <table:table-cell table:style-name="Tabla8.D2" office:value-type="string">
            <text:p text:style-name="P132">0,00</text:p>
          </table:table-cell>
        </table:table-row>
        <table:table-row>
          <table:table-cell table:style-name="Tabla8.A2" office:value-type="string">
            <text:p text:style-name="P141">Horas de traballo (262h x <text:span text:style-name="T98">2</text:span><text:span text:style-name="T99">5</text:span>€)<text:tab/></text:p>
          </table:table-cell>
          <table:table-cell table:style-name="Tabla8.A2" office:value-type="string">
            <text:p text:style-name="P132">1</text:p>
          </table:table-cell>
          <table:table-cell table:style-name="Tabla8.A2" office:value-type="string">
            <text:p text:style-name="P132">500,00</text:p>
          </table:table-cell>
          <table:table-cell table:style-name="Tabla8.D2" office:value-type="string">
            <text:p text:style-name="P132">6.550</text:p>
          </table:table-cell>
        </table:table-row>
        <table:table-row>
          <table:table-cell table:style-name="Tabla8.A2" table:number-columns-spanned="3" office:value-type="string">
            <text:p text:style-name="P142">TOTAL</text:p>
          </table:table-cell>
          <table:covered-table-cell/>
          <table:covered-table-cell/>
          <table:table-cell table:style-name="Tabla8.D8" office:value-type="float" office:value="6557.5">
            <text:p text:style-name="P143">6557,5</text:p>
          </table:table-cell>
        </table:table-row>
      </table:table>
      <text:p text:style-name="P144"/>
      <text:p text:style-name="P124"/>
      <text:p text:style-name="P124"/>
      <text:p text:style-name="P123"/>
      <text:p text:style-name="P123"/>
      <text:list text:continue-numbering="true" text:style-name="WWNum1">
        <text:list-item>
          <text:p text:style-name="P51"><text:bookmark-start text:name="__RefHeading___Toc1004_3466438741"/><text:bookmark-start text:name="_Toc65582864"/>Título<text:bookmark-end text:name="__RefHeading___Toc1004_3466438741"/><text:bookmark-end text:name="_Toc65582864"/></text:p>
        </text:list-item>
      </text:list>
      <text:p text:style-name="P145">Título do proxecto.</text:p>
      <text:p text:style-name="P146">O nome do meu proxecto vai ser <text:span text:style-name="T100">TPCSI</text:span>.</text:p>
      <text:p text:style-name="P146">Este nome ten un significado:</text:p>
      <text:p text:style-name="P146"><text:span text:style-name="T100">1) </text:span><text:span text:style-name="T6">TPCS:</text:span> É unha abreviatura de Tenda de PCS “<text:span text:style-name="T101">persoal</text:span> computer en plural” .</text:p>
      <text:p text:style-name="P146"><text:span text:style-name="T100">2) </text:span><text:span text:style-name="T6">I:</text:span> É a inicial do meu nome.</text:p>
      <text:p text:style-name="P146">O significado completo seria Tenda de PCS de Iván. </text:p>
      <text:p text:style-name="P147"/>
      <text:list text:continue-numbering="true" text:style-name="WWNum1">
        <text:list-item>
          <text:p text:style-name="P51"><text:bookmark-start text:name="__RefHeading___Toc1008_3466438741"/><text:bookmark-start text:name="_Toc65582865"/>Execución<text:bookmark-end text:name="__RefHeading___Toc1008_3466438741"/><text:bookmark-end text:name="_Toc65582865"/></text:p>
        </text:list-item>
      </text:list>
      <text:p text:style-name="P148"/>
      <text:p text:style-name="P149"/>
      <text:p text:style-name="P150"/>
      <text:p text:style-name="P151"><text:span text:style-name="Fuente_20_de_20_párrafo_20_predeter."><text:span text:style-name="T102">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5-12T16:09:24.224144300</dc:date>
    <meta:print-date>2021-10-19T20:49:00Z</meta:print-date>
    <meta:editing-cycles>137</meta:editing-cycles>
    <meta:editing-duration>PT21H25M45S</meta:editing-duration>
    <meta:document-statistic meta:table-count="8" meta:image-count="0" meta:object-count="0" meta:page-count="17" meta:paragraph-count="241" meta:word-count="3407" meta:character-count="20836" meta:non-whitespace-character-count="17567"/>
    <meta:user-defined meta:name="AppVersion">15.0000</meta:user-defined>
    <meta:user-defined meta:name="Company">www.intercambiosvirtuales.org</meta:user-defined>
    <meta:template xlink:type="simple" xlink:actuate="onRequest" xlink:title="" xlink:href="Normal.dotm"/>
  </office:meta>
</office:document-meta>
</file>